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7" style:family="table">
      <style:table-properties style:width="17cm" table:align="margins"/>
    </style:style>
    <style:style style:name="Tableau37.A" style:family="table-column">
      <style:table-column-properties style:column-width="5.667cm" style:rel-column-width="21845*"/>
    </style:style>
    <style:style style:name="Tableau37.A1" style:family="table-cell">
      <style:table-cell-properties fo:padding="0.097cm" fo:border="none"/>
    </style:style>
    <style:style style:name="P1" style:family="paragraph" style:parent-style-name="Standard">
      <style:text-properties officeooo:paragraph-rsid="001ec286"/>
    </style:style>
    <style:style style:name="P2" style:family="paragraph" style:parent-style-name="Standard">
      <style:paragraph-properties fo:text-align="justify" style:justify-single-word="false"/>
      <style:text-properties officeooo:rsid="00fdf8c6" officeooo:paragraph-rsid="001ec286" fo:background-color="transparent"/>
    </style:style>
    <style:style style:name="P3" style:family="paragraph" style:parent-style-name="Standard">
      <style:text-properties fo:font-size="6pt" officeooo:paragraph-rsid="001ec286" style:font-size-asian="5.25pt" style:font-size-complex="6pt"/>
    </style:style>
    <style:style style:name="P4" style:family="paragraph" style:parent-style-name="Table_20_Contents">
      <style:paragraph-properties fo:text-align="end" style:justify-single-word="false"/>
      <style:text-properties officeooo:rsid="010c60b6" officeooo:paragraph-rsid="001ec286"/>
    </style:style>
    <style:style style:name="P5" style:family="paragraph" style:parent-style-name="Table_20_Contents">
      <style:text-properties officeooo:rsid="010c60b6" officeooo:paragraph-rsid="001ec286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ec286" officeooo:paragraph-rsid="001ec28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37" table:style-name="Tableau37">
        <table:table-column table:style-name="Tableau37.A" table:number-columns-repeated="3"/>
        <table:table-row>
          <table:table-cell table:style-name="Tableau37.A1" office:value-type="string">
            <text:p text:style-name="P5">Emma Broudic</text:p>
          </table:table-cell>
          <table:table-cell table:style-name="Tableau37.A1" office:value-type="string">
            <text:p text:style-name="P6">Abstract</text:p>
          </table:table-cell>
          <table:table-cell table:style-name="Tableau37.A1" office:value-type="string">
            <text:p text:style-name="P4">Juin 2024</text:p>
          </table:table-cell>
        </table:table-row>
        <table:table-row>
          <table:table-cell table:style-name="Tableau37.A1" table:number-columns-spanned="3" office:value-type="string">
            <text:p text:style-name="P2"/>
            <text:p text:style-name="P2">Nooky is an application dedicated to fashion exchanges. The goal is to give a second chance to clothes, shoes, and accessories that still reside in our wardrobes but are no longer in use.</text:p>
            <text:p text:style-name="P2"/>
            <text:p text:style-name="P2">Designing and implementing this app has been an enlightening journey in my growth as a software developer. I undertook several key steps, which I'll describe below.</text:p>
            <text:p text:style-name="P2"/>
            <text:p text:style-name="P2">Firstly, I focused on defining the requirements. To comprehend what users would need and enjoy in this future app, I employed the personas marketing technique. This approach facilitated the creation of a comprehensive list of user stories, encapsulating all the functionalities of Nooky.</text:p>
            <text:p text:style-name="P2"/>
            <text:p text:style-name="P2">To maintain project oversight and organizational efficiency, I utilized Trello and adopted the Kanban method, one of the Agile frameworks.</text:p>
            <text:p text:style-name="P2"/>
            <text:p text:style-name="P2">Subsequently, I proceeded to design the application. Graphically, this entailed creating zoning plans, wireframes, and mock-ups. Additionally, I formulated the data model using the Merise method. I delineated the processes for handling this data and defined the architecture while selecting the technology stack: PostgreSQL for the database, the Spring framework for the backend, and the SvelteKit framework for the frontend.</text:p>
            <text:p text:style-name="P2"/>
            <text:p text:style-name="P2">With these foundations in place, I commenced implementation of the functionalities. For the database layer, I initially crafted an SQL script, which I later denormalized for performance optimization. This script was instrumental in database creation. Subsequently, I developed two additional scripts: one for the referential data of the app and another to facilitate testing functionalities (such as fictive users and products).</text:p>
            <text:p text:style-name="P2"/>
            <text:p text:style-name="P2">For the business layer, I structured codes into six packages to distribute responsibilities and ensure code maintainability and security. These packages were ‘config’, ‘controllers’, ‘dto’, ‘entities’, ‘repositories’, and ‘services’. As for the client layer, I organized code into four folders: ‘assets’ for CSS, images, and fonts; ‘components’ for reusable graphical elements; ‘lib’ for client-layer functions; and ‘routes’ for application pages.</text:p>
            <text:p text:style-name="P2"/>
            <text:p text:style-name="P2">I also paid meticulous attention to security aspects during the implementation of functionalities. For the registration and authentication segments of the application, I utilized JWT and bcrypt. When a user registers with Nooky, the password is securely hashed with bcrypt and stored in the database. Upon user login, a JWT is transmitted from the backend to the frontend and stored in the local storage. Furthermore, to secure the application's endpoints, I integrated Spring Security. In my quest for deeper understanding, I researched SQL injections and implemented precautions to mitigate them.</text:p>
            <text:p text:style-name="P2"/>
            <text:p text:style-name="P2">Last but not least, I rigorously tested all functionalities. For the backend, I conducted integration tests using Postman, while for the frontend, I performed end-to-end tests with Playwright. Additionally, upon completion of each functionality, I conducted non-regression tests and User Acceptance Testing (UAT).</text:p>
            <text:p text:style-name="P2"/>
            <text:p text:style-name="P2">This project served as an immensely valuable training ground, enabling me to gain insights and skills in designing and implementing an informatics project. While there are aspects I would have approached differently given more time, I'm largely satisfied with the wealth of knowledge I've acquired throughout this process.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9T14:05:21.359000000</meta:creation-date>
    <dc:date>2024-05-29T14:09:25.707000000</dc:date>
    <meta:editing-duration>PT4M4S</meta:editing-duration>
    <meta:editing-cycles>2</meta:editing-cycles>
    <meta:generator>LibreOffice/24.2.3.2$Windows_X86_64 LibreOffice_project/433d9c2ded56988e8a90e6b2e771ee4e6a5ab2ba</meta:generator>
    <meta:document-statistic meta:table-count="1" meta:image-count="0" meta:object-count="0" meta:page-count="1" meta:paragraph-count="13" meta:word-count="489" meta:character-count="3338" meta:non-whitespace-character-count="2862"/>
  </office:meta>
</office:document-meta>
</file>